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900" officeooo:paragraph-rsid="0008490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text-properties officeooo:paragraph-rsid="00084900"/>
    </style:style>
    <style:style style:name="T1" style:family="text">
      <style:text-properties officeooo:rsid="000849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yo Semana 3</text:p>
      <text:p text:style-name="P9"><text:span text:style-name="T1">💡 13/5/2024</text:span></text:p>
      <text:p text:style-name="Text_20_body">mysql ~u root ~p &lt;contraseña&gt;</text:p>
      <text:p text:style-name="Text_20_body">contraseña :novauniversitas</text:p>
      <text:p text:style-name="Text_20_body">💡 14/5/2024</text:p>
      <text:p text:style-name="Text_20_body">show databases; //acceder a la base de datos</text:p>
      <text:p text:style-name="Text_20_body">use world; //Estoy en tupla world</text:p>
      <text:p text:style-name="Text_20_body">use sakila; //Salgo de world y me voy a sakila</text:p>
      <text:p text:style-name="Text_20_body">show tables; //mostrar tablas</text:p>
      <text:p text:style-name="Text_20_body">create database prueba; //crear base de datos llamada prueba</text:p>
      <text:p text:style-name="Text_20_body">drop database prueba; //eliminar base de datos llamada prueba</text:p>
      <text:p text:style-name="Text_20_body">💡 15/5/2024</text:p>
      <text:p text:style-name="Text_20_body">create table emp (nd varchar(2),nomd varchar(25),dnisuper varchar(3));//crear una tabla, en los parentisis va el nombre y tipo de dato, tamaño maxicmo que se pueden meter en el atributo</text:p>
      <text:list text:style-name="L1">
        <text:list-item>
          <text:p text:style-name="P2">Tambien se puede ir ingresando columna por columna dando un enter por cada columna que haga </text:p>
        </text:list-item>
      </text:list>
      <text:p text:style-name="Text_20_body">show columns from dpto; //Ver las columnas de la tabla</text:p>
      <text:p text:style-name="Text_20_body">💡 16/5/2024</text:p>
      <text:p text:style-name="Text_20_body">No class</text:p>
      <text:p text:style-name="Text_20_body"><text:s/>💡 17/5/2024</text:p>
      <text:p text:style-name="Text_20_body">nomp varchar(20) uniqu //Hace unico un atributo no se puede repetir</text:p>
      <text:p text:style-name="Text_20_body">pais varchar(15) not null //Hace que un atributo no se quede con valor nulo</text:p>
      <text:p text:style-name="Text_20_body">primary key(np) // indicando cual va a ser la llaver primaria</text:p>
      <text:p text:style-name="Text_20_body">hora integer check(hora&gt;0) //validar algun tipo de dato</text:p>
      <text:p text:style-name="Text_20_body">alter table dpto add primary key(nd); //alterar tabla para decirle cual es el atributo que sera llaver primaria</text:p>
      <text:list text:style-name="L2">
        <text:list-item>
          <text:p text:style-name="P3">add → agregar </text:p>
        </text:list-item>
      </text:list>
      <text:p text:style-name="Text_20_body">alter table dpto //modificar un atributo para que sea llave foranea</text:p>
      <text:p text:style-name="Text_20_body">add foreign key(dnisuper) references emp(dni);</text:p>
      <text:p text:style-name="Text_20_body">alter table emp //agregar atributo -&gt; add sexo varchar(1);</text:p>
      <text:p text:style-name="Text_20_body">alter table emp // eliminar atributo -&gt; drop sexo;</text:p>
      <text:p text:style-name="Text_20_body"><text:soft-page-break/>alter table emp //Cambiar tamaño y nombre -&gt; change sexo sex varchar(1);</text:p>
      <text:p text:style-name="P1"/>
      <text:p text:style-name="P1"/>
      <text:p text:style-name="P1">Mayo Semana 4</text:p>
      <text:p text:style-name="P9"><text:span text:style-name="T1">💡 20/5/2024</text:span></text:p>
      <text:p text:style-name="Text_20_body">alter table dpto modify nomd varchar(15) //modificando tamaño de nomd a 15 caracteres</text:p>
      <text:p text:style-name="Text_20_body">drop table dpto; //Borrar una tabla</text:p>
      <text:p text:style-name="Text_20_body">truncate table emp; //Elimina datos de la tabla,</text:p>
      <text:p text:style-name="Text_20_body">insert into proy(np, nomp, pais,nd)</text:p>
      <text:p text:style-name="Text_20_body">values ('P1', 'TELECONFERENCIA','ESPAÑA','D1');</text:p>
      <text:p text:style-name="Text_20_body">select * from proy; //seleccionar filas</text:p>
      <text:p text:style-name="Text_20_body">💡 21/5/2024</text:p>
      <text:p text:style-name="Text_20_body">//copiando a otra tabla, se puede llenar solo una columna</text:p>
      <text:p text:style-name="Text_20_body">insert into dpto2 (nd, nomd, dnisuper)</text:p>
      <text:p text:style-name="Text_20_body">→ select nd,nomd,dnisuper</text:p>
      <text:p text:style-name="Text_20_body">→from dpto;</text:p>
      <text:p text:style-name="Text_20_body">//Usando condicionales</text:p>
      <text:p text:style-name="Text_20_body">insert into dpto2(nd,nomd,dnisuper) -&gt; select * -&gt; from dpto -&gt; where nd = 'D2'; //seleccionar registros de dpto donde nd = ‘D2’</text:p>
      <text:p text:style-name="Text_20_body">&lt;&lt;where nd= 'D1' or nd='D4'; //seleccionando usando dos condicionescolo</text:p>
      <text:p text:style-name="Text_20_body">update dpto //actualizar valores de una tabla</text:p>
      <text:p text:style-name="Text_20_body">→set nomd = ‘RH’</text:p>
      <text:p text:style-name="Text_20_body">→where nd = ‘D2’ //cambiando nomd donde nd sea igual a ‘D2’</text:p>
      <text:p text:style-name="Text_20_body">insert into dpto (nd, nomd, dnisuper) -&gt; values ('D1','INVESTIGACION','E8'), -&gt; ('D2','RECURSOS H','E6'), -&gt; ('D3','ADMINISTRACION','E4'), -&gt; ('D4','DESARROLLO SW','E11'), -&gt; ('D5','PRUEBAS','E12'), -&gt; ('D6','ANALISIS','E13'), -&gt; ('D7','DISEÑO INT','E10');</text:p>
      <text:p text:style-name="Text_20_body">💡 22/5/2024</text:p>
      <text:p text:style-name="Text_20_body">delete from dpto</text:p>
      <text:p text:style-name="Text_20_body">→where nd = ‘D7’; //Borrar registro de la tabla usando nd para especificar cual es el que va a ser eliminado</text:p>
      <text:p text:style-name="Text_20_body">INSTRUCCIONES DE BUSQUEDA</text:p>
      <text:p text:style-name="Text_20_body">💡 23/5/2024</text:p>
      <text:p text:style-name="Text_20_body"><text:soft-page-break/>Hacer bases de datosDROP</text:p>
      <text:p text:style-name="Text_20_body"><text:s/>💡 24/5/2024</text:p>
      <text:p text:style-name="Text_20_body">Hacer base de datos de los libros</text:p>
      <text:p text:style-name="P1"/>
      <text:p text:style-name="P1"/>
      <text:p text:style-name="P1">Mayo Semana 5</text:p>
      <text:p text:style-name="P9"><text:span text:style-name="T1"><text:s/>💡 27/5/2024</text:span></text:p>
      <text:p text:style-name="Text_20_body">Respaldar base de datos</text:p>
      <text:p text:style-name="Text_20_body">C:\Users\Admin\Documents\dumps\Dump20240527.sql</text:p>
      <text:p text:style-name="Text_20_body"><text:s/>💡 28/5/2024</text:p>
      <text:p text:style-name="Text_20_body">Comando select</text:p>
      <text:p text:style-name="Text_20_body">select * //que aparezcan todos</text:p>
      <text:p text:style-name="Text_20_body">→from proy// de que tabla va a sacar la informacion que estoy seleccionando</text:p>
      <text:p text:style-name="Text_20_body">from proy, trabaja_en,dpto //Producto cartesiano</text:p>
      <text:p text:style-name="Text_20_body">→ where //indicar a la seleccion la condicion</text:p>
      <text:p text:style-name="Text_20_body">→np = "P1" and np = "P4” //condicion de seleccion</text:p>
      <text:p text:style-name="Text_20_body">select nomp, pais//seleccionando de proy solo el -&gt; from proy; //nombre y los paises</text:p>
      <text:p text:style-name="Text_20_body">//seleccionar las filas correctas despues del producto cartesiano</text:p>
      <text:p text:style-name="Text_20_body">select *</text:p>
      <text:p text:style-name="Text_20_body">from proy, emp</text:p>
      <text:p text:style-name="Text_20_body">where proy.nd = emp.nd</text:p>
      <text:p text:style-name="Text_20_body">//seleccionar nombre de emp, despues del producto castesiano emp x proy, filtrando la informacion correcta de emp x proy y seleccionando quienes trabajen en nutrimex</text:p>
      <text:p text:style-name="Text_20_body">select emp.nomp -&gt; from emp,proy -&gt; where emp.nd=proy.nd and proy.nomp = "NUTRIMEX";</text:p>
      <text:p text:style-name="Text_20_body">//seleccionar el nombre del departamento donde trabaja Lidia</text:p>
      <text:p text:style-name="Text_20_body">select dpto.nomd -&gt; from emp,dpto -&gt; where emp.nd=dpto.nd and emp.nomp="LIDIA" and emp.ap1="RUIZ" and emp.ap2="MENDOZA";</text:p>
      <text:p text:style-name="Text_20_body">//nombre y apellido de los empleados que ganan mas o igual a 7000 pesos</text:p>
      <text:p text:style-name="Text_20_body">select emp.nomp, emp.ap1 -&gt; from emp -&gt; where emp.sueldo&gt;=7000;</text:p>
      <text:p text:style-name="Text_20_body">💡 29/5/2024</text:p>
      <text:p text:style-name="P9">No class</text:p>
      <text:p text:style-name="P9"><text:soft-page-break/>💡 30/5/2024</text:p>
      <text:p text:style-name="Text_20_body">No class</text:p>
      <text:p text:style-name="Text_20_body">💡 31/5/2024</text:p>
      <text:p text:style-name="Text_20_body">No class</text:p>
      <text:p text:style-name="P1">Junio Semana 1,2 </text:p>
      <text:p text:style-name="P9"><text:span text:style-name="T1">💡 3/6/2024</text:span></text:p>
      <text:p text:style-name="Text_20_body">funciones count y sum</text:p>
      <text:list text:style-name="L3">
        <text:list-item>
          <text:p text:style-name="P4">Ejemplos de consultas de clase</text:p>
          <text:p text:style-name="P4">select count(nomp) //contar numero de personas que cumplen con la condicion -&gt; from emp -&gt; where sueldo &lt;= 10000;</text:p>
          <text:p text:style-name="P4">//seleccionar y agrupar</text:p>
          <text:p text:style-name="P4">select nomp, count(nomp) from emp where sueldo &gt;= 10000 group by nomp;</text:p>
          <text:p text:style-name="P4">//usando atributo dni</text:p>
          <text:p text:style-name="P4">select dni, sum(hora) from trabaja_en where hora &gt;5 //el where es opcional group by dni; //atributo para agrupar</text:p>
          <text:p text:style-name="P4">//</text:p>
          <text:p text:style-name="P4">select dni,sum(hora) -&gt; from trabaja_en -&gt; group by dni;</text:p>
          <text:p text:style-name="P4">//</text:p>
          <text:p text:style-name="P4">select np, sum(hora) -&gt; from trabaja_en -&gt; group by np;</text:p>
          <text:p text:style-name="P4">//</text:p>
          <text:p text:style-name="P4">select <text:a xlink:type="simple" xlink:href="http://proy.np/" text:style-name="Internet_20_link" text:visited-style-name="Visited_20_Internet_20_Link">proy.np</text:a>, sum(hora) -&gt; from trabaja_en, proy -&gt; where trabaja_en.np=<text:a xlink:type="simple" xlink:href="http://proy.np/" text:style-name="Internet_20_link" text:visited-style-name="Visited_20_Internet_20_Link">proy.np</text:a> -&gt; group by <text:a xlink:type="simple" xlink:href="http://proy.np/" text:style-name="Internet_20_link" text:visited-style-name="Visited_20_Internet_20_Link">proy.np</text:a>;</text:p>
          <text:p text:style-name="P4">//</text:p>
          <text:p text:style-name="P4">select proy.nomp, sum(hora) -&gt; from trabaja_en, proy -&gt; where trabaja_en.np=<text:a xlink:type="simple" xlink:href="http://proy.np/" text:style-name="Internet_20_link" text:visited-style-name="Visited_20_Internet_20_Link">proy.np</text:a> -&gt; group by <text:a xlink:type="simple" xlink:href="http://proy.np/" text:style-name="Internet_20_link" text:visited-style-name="Visited_20_Internet_20_Link">proy.np</text:a>;</text:p>
          <text:p text:style-name="P4">//</text:p>
          <text:p text:style-name="P4">select max(sueldo) -&gt; from emp -&gt; group by sueldo;</text:p>
          <text:p text:style-name="P4">//Seleccionar el sueldo maximo de la tabla</text:p>
          <text:p text:style-name="P4">select max(sueldo) -&gt; from emp;</text:p>
          <text:p text:style-name="P4">//Seleccionar el nombre de la persona con el sueldo maximo</text:p>
          <text:p text:style-name="P4">select nomp -&gt; from emp -&gt; where sueldo = (select max(sueldo) from emp);</text:p>
          <text:p text:style-name="P4"><text:soft-page-break/>//Renombramiento</text:p>
          <text:p text:style-name="P4">select * -&gt; where sueldo = (select max(sueldo) from emp) as c1;</text:p>
        </text:list-item>
      </text:list>
      <text:p text:style-name="Text_20_body">💡 4/6/2024</text:p>
      <text:p text:style-name="Text_20_body"/>
      <text:p text:style-name="Text_20_body">having, order by, modificador in, between, like “a%r”</text:p>
      <text:list text:style-name="L4">
        <text:list-item>
          <text:p text:style-name="P5">ejemplos</text:p>
          <text:p text:style-name="P5">//Seleccionar dni, agrupar por horas trabajadas si la suma de las horas es mayor a 40</text:p>
          <text:p text:style-name="P5">select dni, sum(hora) -&gt; from trabaja_en -&gt; group by dni -&gt; having sum(hora) &gt; 40;</text:p>
          <text:p text:style-name="P5">//Renombramiento de la agrupacion de horas a horas trabajadas</text:p>
          <text:p text:style-name="P5">select dni, sum(hora) as horas_trabajadas -&gt; from trabaja_en -&gt; group by dni -&gt; having horas_trabajadas &gt; 40;</text:p>
          <text:p text:style-name="P5">//Ver la tabla por un orden especifico asc: ascendente. desc: descendente</text:p>
          <text:p text:style-name="P5">select * -&gt; from emp -&gt; order by sueldo desc;</text:p>
          <text:p text:style-name="P5">//visualizar solo los nombres ordenados de acuerdo a su sueldo</text:p>
          <text:p text:style-name="P5">select nomp -&gt; from emp -&gt; order by sueldo desc;</text:p>
          <text:p text:style-name="P5">//Ordenar por orden alfabetico</text:p>
          <text:p text:style-name="P5">select nomp -&gt; from emp -&gt; order by nomp asc;</text:p>
          <text:p text:style-name="P5">//ordenar el nombre de los empleados que ganan mas de 7000</text:p>
          <text:p text:style-name="P5">select nomp -&gt; from emp -&gt; where sueldo &gt; 7000 -&gt; order by nomp asc;</text:p>
          <text:p text:style-name="P5">//Otra forma de seleccionar en lugar de usar where largo</text:p>
          <text:p text:style-name="P5">select nomp, nd -&gt; from emp -&gt; where nd in ("D1","D2","D3");</text:p>
          <text:p text:style-name="P5">//Seleccionar el nombre y sueldo de la persona que gana entre 7000 y 12000</text:p>
          <text:p text:style-name="P5">select nomp, sueldo -&gt; from emp -&gt; where sueldo between 7000 and 12000;</text:p>
          <text:p text:style-name="P5">//seleccionar de acuerdo a las letras de una cadena</text:p>
          <text:p text:style-name="P5">"a_d”: que tengan a al principio y d al final, “al%”: que contengan al en cualquier parte, depende donde esta el porcentaje se tomara en cuenta</text:p>
          <text:p text:style-name="P5">select nomp -&gt; from emp -&gt; where nomp like "%u%";</text:p>
        </text:list-item>
      </text:list>
      <text:p text:style-name="Text_20_body"><text:s/>5/6/2024</text:p>
      <text:p text:style-name="Text_20_body"/>
      <text:list text:style-name="L5">
        <text:list-item>
          <text:p text:style-name="P6">inner (union)</text:p>
          <text:p text:style-name="P6"><text:soft-page-break/>-inner join(seleccionan los que tienen en comun)</text:p>
          <text:p text:style-name="P6">//</text:p>
          <text:p text:style-name="P6">select * -&gt; from emp inner join dpto on emp.nd=dpto.nd;</text:p>
          <text:p text:style-name="P6">//Producto cartesiano sin restriccion</text:p>
          <text:p text:style-name="P6">select * -&gt; from emp cross join dpto;</text:p>
        </text:list-item>
        <text:list-item>
          <text:p text:style-name="P6">union por izquierda y derecha</text:p>
          <text:p text:style-name="P6">por izquierda</text:p>
          <text:p text:style-name="P6">//—</text:p>
          <text:p text:style-name="P6">select * -&gt; from emp left join dpto on emp.nd=dpto.nd;</text:p>
          <text:p text:style-name="P6">//—Lo que no coincide lo pone null</text:p>
          <text:p text:style-name="P6">select * -&gt; from emp left join dpto on emp.dnisuper=dpto.dnisuper;</text:p>
          <text:p text:style-name="P6">//—A departamentos le pegamos empleados</text:p>
          <text:p text:style-name="P6">select * -&gt; from emp right join dpto on emp.dnisuper=dpto.dnisuper;</text:p>
        </text:list-item>
        <text:list-item>
          <text:p text:style-name="P6">union, une resultado de dos consultas</text:p>
          <text:p text:style-name="P6">//—</text:p>
          <text:p text:style-name="P6">select dpto.nd</text:p>
          <text:p text:style-name="P6">from dpto</text:p>
          <text:p text:style-name="P6">//—unir estas consultas</text:p>
          <text:p text:style-name="P6">select proy.nd</text:p>
          <text:p text:style-name="P6">from proy</text:p>
          <text:p text:style-name="P6">//—</text:p>
          <text:p text:style-name="P6">select dpto.nd -&gt; from dpto -&gt; union -&gt; select proy.nd -&gt; from proy;</text:p>
          <text:p text:style-name="P6">//—saber que apellidos tenemos en la base de datos</text:p>
          <text:p text:style-name="P6">select emp.ap1 -&gt; from emp -&gt; union -&gt; select emp.ap2 -&gt; from emp;</text:p>
          <text:p text:style-name="P6">//—ordenar los apellidos que se tienen en la base de datos</text:p>
          <text:p text:style-name="P6">select emp.ap1 -&gt; from emp -&gt; union -&gt; select emp.ap2 -&gt; from emp -&gt; order by ap1 asc;</text:p>
        </text:list-item>
      </text:list>
      <text:p text:style-name="Text_20_body">💡 6/6/2024</text:p>
      <text:p text:style-name="Text_20_body"/>
      <text:list text:style-name="L6">
        <text:list-item>
          <text:p text:style-name="P7">Consultas 2</text:p>
        </text:list-item>
        <text:list-item>
          <text:p text:style-name="P7">1.Cuantas horas trabaja cada empleado, ordenar de menor a mayor</text:p>
          <text:p text:style-name="P7"><text:soft-page-break/>select emp.nomp, trabaja_en.hora -&gt; from emp, trabaja_en -&gt; where emp.dni = trabaja_en.dni -&gt; order by trabaja_en.hora asc;</text:p>
        </text:list-item>
      </text:list>
      <text:p text:style-name="Text_20_body">2.Cual es el promedio de horas trabajadas por departamento</text:p>
      <text:list text:style-name="L7">
        <text:list-item>
          <text:p text:style-name="P8">3.Cuantos trabajadores son hombres y cuantos son mujeres</text:p>
          <text:p text:style-name="P8">alter table emp -&gt; add sexo varchar(1);</text:p>
          <text:p text:style-name="P8">update emp set sexo = "M" where nomp="ABELARDO";</text:p>
          <text:p text:style-name="P8">update emp set sexo = "F" where nomp="LIDIA";</text:p>
          <text:p text:style-name="P8">update emp -&gt; set sexo = "M" -&gt; where nomp="JUANCARLOS";</text:p>
          <text:p text:style-name="P8">update emp set sexo = "F" where nomp="SONIA";</text:p>
          <text:p text:style-name="P8">update emp -&gt; set sexo = "M" -&gt; where nomp="MANUEL";</text:p>
          <text:p text:style-name="P8">update emp -&gt; set sexo = "M" -&gt; where nomp="ALBERTO";</text:p>
          <text:p text:style-name="P8">update emp -&gt; set sexo = "M" -&gt; where nomp="IVAN";</text:p>
          <text:p text:style-name="P8">update emp -&gt; set sexo = "M" -&gt; where nomp="RODRIGO";</text:p>
          <text:p text:style-name="P8">update emp -&gt; set sexo = "M" -&gt; where nomp="ALAN";</text:p>
          <text:p text:style-name="P8">update emp -&gt; set sexo = "M" -&gt; where nomp="ADRIAN";</text:p>
          <text:p text:style-name="P8">update emp -&gt; set sexo = "F" -&gt; where nomp="CARLOTA";</text:p>
          <text:p text:style-name="P8">update emp -&gt; set sexo = "F" -&gt; where nomp="CAMILA";</text:p>
          <text:p text:style-name="P8">update emp -&gt; set sexo = "F" -&gt; where nomp="DIANA";</text:p>
          <text:p text:style-name="P8">update emp -&gt; set sexo = "M" -&gt; where nomp="DIEGO";-</text:p>
          <text:p text:style-name="P8">update emp -&gt; set sexo = "M" -&gt; where nomp="JUAN";</text:p>
        </text:list-item>
      </text:list>
      <text:p text:style-name="Text_20_body"><text:a xlink:type="simple" xlink:href="http://4.De/" text:style-name="Internet_20_link" text:visited-style-name="Visited_20_Internet_20_Link">4.De</text:a> acuerdo a la pregunta anterior, hay mas empleados hombres o mujeres?</text:p>
      <text:p text:style-name="Text_20_body">5.Quien es el supervisor que trabaja mas tiempo?</text:p>
      <text:p text:style-name="Text_20_body">6.Cuanto gana cada empleado, si ahora se paga 200 pesos cada hora</text:p>
      <text:p text:style-name="Text_20_body"><text:a xlink:type="simple" xlink:href="http://7.De/" text:style-name="Internet_20_link" text:visited-style-name="Visited_20_Internet_20_Link">7.De</text:a> la pregunta anterior cual es el total que se debe pagar?</text:p>
      <text:p text:style-name="Text_20_body">8.Quienes son los empleados que no trabajan en el departamento de administración o diseño de interfaces</text:p>
      <text:p text:style-name="Text_20_body">9.Que proyecto trabaja mas horas?</text:p>
      <text:p text:style-name="Text_20_body">10.En que país se trabaja menos horas</text:p>
      <text:p text:style-name="Text_20_body"/>
      <text:p text:style-name="Text_20_body">Hacer respaldo(exportar) de base de datos a modo comando:mysqldump --user=root -p prueba &gt; respaldoPrueba.sql</text:p>
      <text:p text:style-name="Text_20_body"><text:soft-page-break/>//Hacer lo contrario, importar</text:p>
      <text:p text:style-name="Text_20_body">mysql --user=root -p prueba &lt; C:\Users\Admin\respaldoPrueba.sql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09:13:37.581000000</meta:creation-date>
    <meta:print-date>2024-10-09T09:20:28.955000000</meta:print-date>
    <meta:printed-by>Archivos PDF</meta:printed-by>
    <dc:date>2024-10-09T09:20:48.185000000</dc:date>
    <meta:editing-duration>PT19S</meta:editing-duration>
    <meta:editing-cycles>1</meta:editing-cycles>
    <meta:document-statistic meta:table-count="0" meta:image-count="0" meta:object-count="0" meta:page-count="8" meta:paragraph-count="192" meta:word-count="1585" meta:character-count="9084" meta:non-whitespace-character-count="7781"/>
    <meta:generator>LibreOffice/24.2.3.2$Windows_X86_64 LibreOffice_project/433d9c2ded56988e8a90e6b2e771ee4e6a5ab2ba</meta:generator>
  </office:meta>
</office:document-meta>
</file>